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4154fa"/>
    </style:style>
    <style:style style:name="P4" style:family="paragraph" style:parent-style-name="Heading_20_2">
      <style:text-properties officeooo:paragraph-rsid="0608ccd7"/>
    </style:style>
    <style:style style:name="P5" style:family="paragraph" style:parent-style-name="Heading_20_2">
      <style:text-properties officeooo:paragraph-rsid="064f4870"/>
    </style:style>
    <style:style style:name="P6" style:family="paragraph" style:parent-style-name="Text_20_body">
      <style:text-properties officeooo:rsid="060497ac" officeooo:paragraph-rsid="0608ccd7"/>
    </style:style>
    <style:style style:name="P7" style:family="paragraph" style:parent-style-name="Text_20_body">
      <style:text-properties officeooo:rsid="060497ac" officeooo:paragraph-rsid="06249399"/>
    </style:style>
    <style:style style:name="P8" style:family="paragraph" style:parent-style-name="Text_20_body">
      <style:text-properties officeooo:rsid="060497ac" officeooo:paragraph-rsid="0608dc97"/>
    </style:style>
    <style:style style:name="P9" style:family="paragraph" style:parent-style-name="Text_20_body">
      <style:text-properties officeooo:rsid="062a690c" officeooo:paragraph-rsid="062a690c"/>
    </style:style>
    <style:style style:name="P10" style:family="paragraph" style:parent-style-name="Text_20_body">
      <style:text-properties officeooo:rsid="06308172" officeooo:paragraph-rsid="06308172"/>
    </style:style>
    <style:style style:name="P11" style:family="paragraph" style:parent-style-name="Text_20_body">
      <style:text-properties officeooo:rsid="06249399" officeooo:paragraph-rsid="06249399"/>
    </style:style>
    <style:style style:name="P12" style:family="paragraph" style:parent-style-name="Text_20_body">
      <style:text-properties officeooo:rsid="06418fbc" officeooo:paragraph-rsid="06418fbc"/>
    </style:style>
    <style:style style:name="P13" style:family="paragraph" style:parent-style-name="Text_20_body">
      <style:text-properties officeooo:paragraph-rsid="064a6a62"/>
    </style:style>
    <style:style style:name="P14" style:family="paragraph" style:parent-style-name="Text_20_body">
      <style:text-properties officeooo:rsid="064a6a62" officeooo:paragraph-rsid="064a6a62"/>
    </style:style>
    <style:style style:name="P15" style:family="paragraph" style:parent-style-name="Text_20_body">
      <style:text-properties officeooo:rsid="065ffd86" officeooo:paragraph-rsid="065ffd86"/>
    </style:style>
    <style:style style:name="P16" style:family="paragraph" style:parent-style-name="Text_20_body">
      <style:text-properties officeooo:rsid="0661443b" officeooo:paragraph-rsid="0661443b"/>
    </style:style>
    <style:style style:name="P17" style:family="paragraph" style:parent-style-name="Text_20_body">
      <style:paragraph-properties fo:line-height="100%"/>
      <style:text-properties officeooo:rsid="04af6545" officeooo:paragraph-rsid="06674392"/>
    </style:style>
    <style:style style:name="P18" style:family="paragraph" style:parent-style-name="Text_20_body">
      <style:text-properties officeooo:paragraph-rsid="0608ccd7"/>
    </style:style>
    <style:style style:name="P19" style:family="paragraph" style:parent-style-name="Text_20_body">
      <style:paragraph-properties fo:line-height="100%"/>
      <style:text-properties officeooo:rsid="0669133c" officeooo:paragraph-rsid="0669133c"/>
    </style:style>
    <style:style style:name="P20" style:family="paragraph" style:parent-style-name="Text_20_body">
      <style:text-properties officeooo:rsid="05e93b0c" officeooo:paragraph-rsid="05e93b0c"/>
    </style:style>
    <style:style style:name="P21" style:family="paragraph" style:parent-style-name="Text_20_body">
      <style:text-properties officeooo:paragraph-rsid="0609676d"/>
    </style:style>
    <style:style style:name="P22" style:family="paragraph" style:parent-style-name="Text_20_body">
      <style:paragraph-properties fo:line-height="100%"/>
      <style:text-properties officeooo:paragraph-rsid="0669133c"/>
    </style:style>
    <style:style style:name="P23" style:family="paragraph" style:parent-style-name="Text_20_body">
      <style:paragraph-properties fo:line-height="100%"/>
      <style:text-properties officeooo:paragraph-rsid="066b6b79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5eb2c2d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73d360" officeooo:paragraph-rsid="0673d360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7b2946" officeooo:paragraph-rsid="067b2946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62a690c" officeooo:paragraph-rsid="065ffd86"/>
    </style:style>
    <style:style style:name="P32" style:family="paragraph" style:parent-style-name="Heading_20_1">
      <style:paragraph-properties fo:line-height="100%"/>
      <style:text-properties officeooo:rsid="04af6545" officeooo:paragraph-rsid="04af6545"/>
    </style:style>
    <style:style style:name="P33" style:family="paragraph" style:parent-style-name="Text_20_body" style:list-style-name="L1">
      <style:paragraph-properties fo:line-height="100%"/>
      <style:text-properties fo:language="en" fo:country="US" officeooo:rsid="0669133c" officeooo:paragraph-rsid="0669133c"/>
    </style:style>
    <style:style style:name="P34" style:family="paragraph" style:parent-style-name="Text_20_body" style:list-style-name="L2">
      <style:paragraph-properties fo:margin-top="0in" fo:margin-bottom="0in" style:contextual-spacing="false"/>
      <style:text-properties officeooo:rsid="065ffd86" officeooo:paragraph-rsid="065ffd86"/>
    </style:style>
    <style:style style:name="T1" style:family="text">
      <style:text-properties officeooo:rsid="05226f8d"/>
    </style:style>
    <style:style style:name="T2" style:family="text">
      <style:text-properties fo:font-weight="bold" officeooo:rsid="060497ac" style:font-weight-asian="bold" style:font-weight-complex="bold"/>
    </style:style>
    <style:style style:name="T3" style:family="text">
      <style:text-properties officeooo:rsid="05f3078d"/>
    </style:style>
    <style:style style:name="T4" style:family="text">
      <style:text-properties officeooo:rsid="0608ccd7"/>
    </style:style>
    <style:style style:name="T5" style:family="text">
      <style:text-properties officeooo:rsid="0608dc97"/>
    </style:style>
    <style:style style:name="T6" style:family="text">
      <style:text-properties officeooo:rsid="062a690c"/>
    </style:style>
    <style:style style:name="T7" style:family="text">
      <style:text-properties officeooo:rsid="062e7470"/>
    </style:style>
    <style:style style:name="T8" style:family="text">
      <style:text-properties officeooo:rsid="0641c5de"/>
    </style:style>
    <style:style style:name="T9" style:family="text">
      <style:text-properties officeooo:rsid="06444024"/>
    </style:style>
    <style:style style:name="T10" style:family="text">
      <style:text-properties officeooo:rsid="06460657"/>
    </style:style>
    <style:style style:name="T11" style:family="text">
      <style:text-properties officeooo:rsid="064a6a62"/>
    </style:style>
    <style:style style:name="T12" style:family="text">
      <style:text-properties officeooo:rsid="064a7dc7"/>
    </style:style>
    <style:style style:name="T13" style:family="text">
      <style:text-properties officeooo:rsid="065b3616"/>
    </style:style>
    <style:style style:name="T14" style:family="text">
      <style:text-properties officeooo:rsid="065efeae"/>
    </style:style>
    <style:style style:name="T15" style:family="text">
      <style:text-properties officeooo:rsid="065ffd8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62a690c" style:font-style-asian="italic" style:font-style-complex="italic"/>
    </style:style>
    <style:style style:name="T18" style:family="text">
      <style:text-properties officeooo:rsid="06669472"/>
    </style:style>
    <style:style style:name="T19" style:family="text">
      <style:text-properties officeooo:rsid="0658fae3"/>
    </style:style>
    <style:style style:name="T20" style:family="text">
      <style:text-properties officeooo:rsid="0667f240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667f240"/>
    </style:style>
    <style:style style:name="T23" style:family="text">
      <style:text-properties fo:language="en" fo:country="US" officeooo:rsid="0669133c"/>
    </style:style>
    <style:style style:name="T24" style:family="text">
      <style:text-properties fo:language="en" fo:country="US" officeooo:rsid="066b6b79"/>
    </style:style>
    <style:style style:name="T25" style:family="text">
      <style:text-properties fo:language="en" fo:country="US" officeooo:rsid="066c84ec"/>
    </style:style>
    <style:style style:name="T26" style:family="text">
      <style:text-properties fo:language="en" fo:country="US" officeooo:rsid="067498ca"/>
    </style:style>
    <style:style style:name="T27" style:family="text">
      <style:text-properties officeooo:rsid="05735d0c"/>
    </style:style>
    <style:style style:name="T28" style:family="text">
      <style:text-properties fo:color="#000000" loext:opacity="100%" style:font-name="Monospace" fo:font-size="12pt" fo:font-style="normal" fo:font-weight="normal" officeooo:rsid="06684cd6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9" style:family="text">
      <style:text-properties fo:color="#000000" loext:opacity="100%" style:font-name="Monospace" fo:font-size="12pt" fo:font-style="normal" fo:font-weight="normal" officeooo:rsid="0669133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0" style:family="text">
      <style:text-properties fo:color="#000000" loext:opacity="100%" style:font-name="Monospace" fo:font-size="12pt" fo:language="en" fo:country="US" fo:font-style="normal" fo:font-weight="normal" officeooo:rsid="0671255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1" style:family="text">
      <style:text-properties officeooo:rsid="060497ac"/>
    </style:style>
    <style:style style:name="T32" style:family="text">
      <style:text-properties style:font-name="Monospace" officeooo:rsid="06690e7b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6b6b79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6ffaf3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730af2" style:font-size-asian="10.5pt" style:font-name-complex="David CLM" style:font-weight-complex="normal"/>
    </style:style>
    <style:style style:name="T36" style:family="text">
      <style:text-properties officeooo:rsid="05eb2c2d"/>
    </style:style>
    <style:style style:name="T37" style:family="text">
      <style:text-properties officeooo:rsid="067cbd54"/>
    </style:style>
    <style:style style:name="T38" style:family="text">
      <style:text-properties fo:language="en" fo:country="US" officeooo:rsid="067cbd54"/>
    </style:style>
    <style:style style:name="T39" style:family="text">
      <style:text-properties fo:language="en" fo:country="US" officeooo:rsid="0644402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מטלה</text:span> <text:span text:style-name="T3">- חלוקת חפצים בדידים</text:span></text:h>
      <text:p text:style-name="P17">יש לענות על שאלה אחת לבחירתכם. <text:s/><text:span text:style-name="T19">שאלות המסומנות בכוכבית (*) מזכות בניקוד כפול.</text:span></text:p>
      <text:p text:style-name="P17"/>
      <text:p text:style-name="P4"><text:span text:style-name="T27">שאלה </text:span><text:span text:style-name="T4">1: חלוקה ללא קנאה מלבד החפץ הכי </text:span><text:span text:style-name="T28">קטן</text:span></text:p>
      <text:p text:style-name="P18"><text:span text:style-name="T31">הגדרה: חלוקה של חפצים נקראת "ללא קנאה מלבד החפץ הכי </text:span><text:span text:style-name="T32">קטן</text:span><text:span text:style-name="T31">" (בקיצור EFX), אם לכל שני שחקנים א, ב, </text:span><text:span text:style-name="T2">ולכל </text:span><text:span text:style-name="T31">חפץ שנוריד מהסל של ב, שחקן א לא יקנא בשחקן ב.</text:span></text:p>
      <text:p text:style-name="P6">א. הראו שהתנאי EFX הוא ממש חזק יותר מהתנאי EF1 (<text:span text:style-name="T10">ע"י</text:span> דוגמה לחלוקה EF1 שהיא לא EFX).</text:p>
      <text:p text:style-name="P7">ב. <text:span text:style-name="T5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1">ג. <text:span text:style-name="T5">יש שני שחקנים עם העדפות אדיטיביות, </text:span>אבל לא בהכרח זהות<text:span text:style-name="T5">. תארו אלגוריתם המוצא חלוקה EFX.</text:span></text:p>
      <text:p text:style-name="P12">ד. יש שלושה שחקנים עם העדפות אדיטיביות לא זהות. הוכיחו או הפריכו: תמיד קיימת חלוקה EFX <text:span text:style-name="T20">(היעזרו ב </text:span><text:span text:style-name="T22">Google Scholar).</text:span></text:p>
      <text:p text:style-name="P8"/>
      <text:p text:style-name="P5"><text:span text:style-name="T27">* שאלה 2: </text:span><text:span text:style-name="T29">חלוקה כמעט-ללא-קנאה עם כמות זהה</text:span></text:p>
      <text:p text:style-name="P19">נתונים <text:span text:style-name="T21">n אנשים ו m*n חפצים. צריך לחלק את החפצים לאנשים כך ש:</text:span></text:p>
      <text:list xml:id="list207867994" text:style-name="L1">
        <text:list-item>
          <text:p text:style-name="P33">החלוקה היא ללא קנאה עד כדי חפץ אחד (EF1);</text:p>
        </text:list-item>
        <text:list-item>
          <text:p text:style-name="P33">כל אדם מקבל בדיוק m חפצים.</text:p>
        </text:list-item>
      </text:list>
      <text:p text:style-name="P19"><text:span text:style-name="T21">א. הראו </text:span><text:span text:style-name="T24">(בעזרת דוגמה פשוטה) </text:span><text:span text:style-name="T21">שאלגוריתם גרף הקנאה לא מתאים למשימה זו.</text:span></text:p>
      <text:p text:style-name="P23"><text:span text:style-name="T24">ב</text:span><text:span text:style-name="T23">. הראו </text:span><text:span text:style-name="T24">(בעזרת דוגמה פשוטה) </text:span><text:span text:style-name="T23">שאלגוריתם </text:span><text:span text:style-name="T33">מיקסום מכפלת הערכים </text:span><text:span text:style-name="T23">לא מתאים למשימה זו.</text:span></text:p>
      <text:p text:style-name="P19"><text:span text:style-name="T24">ג</text:span><text:span text:style-name="T21">. תארו אלגוריתם אחר המבצע את המשימה. </text:span><text:span text:style-name="T25">הוכיחו את נכונות האלגוריתם שלכם.</text:span></text:p>
      <text:p text:style-name="P22"/>
      <text:p text:style-name="Heading_20_2">שאלה <text:span text:style-name="T14">3</text:span>: <text:span text:style-name="T6">חלוקת תיקים בין מפלגות בקואליציה</text:span></text:p>
      <text:p text:style-name="P9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1">א. הציעו אלגוריתם שיאפשר ל<text:span text:style-name="T7">שתי ה</text:span>מפלגות להחליט על חלוקת-תיקים <text:span text:style-name="T15">עם התכונות הבאות:</text:span></text:p>
      <text:list xml:id="list3970651160" text:style-name="L2">
        <text:list-item>
          <text:p text:style-name="P34">יעילה פארטו.</text:p>
        </text:list-item>
        <text:list-item>
          <text:p text:style-name="P34">מותר שתהיה רוטציה בין המפלגות בתיק אחד לכל היותר.</text:p>
        </text:list-item>
        <text:list-item>
          <text:p text:style-name="P34">החלוקה תהיה הוגנת, <text:span text:style-name="T16">בהתחשב ב</text:span><text:span text:style-name="T17">גדלים השונים של המפלגות</text:span><text:span text:style-name="T6">.</text:span></text:p>
        </text:list-item>
      </text:list>
      <text:p text:style-name="P15"><text:span text:style-name="T18">הגדירו במדוייק את תכונת ההגינות, ו</text:span>הוכיחו את <text:span text:style-name="T18">נכונות </text:span>האלגוריתם.</text:p>
      <text:p text:style-name="P9"><text:span text:style-name="T15">ב</text:span>. הדגימו את פעולת האלגוריתם שלכם על <text:span text:style-name="T7">אוסף התיקים שהיו באחת מממשלות ישראל האחרונות (</text:span>לבחירתכם<text:span text:style-name="T7">), ועל </text:span>שתי מפלגות לבחירתכם.</text:p>
      <text:p text:style-name="P16"><text:soft-page-break/></text:p>
      <text:p text:style-name="P3">שאלה <text:span text:style-name="T14">4: חלוקה הוגנת ויעילה עם מספר שיתופים קטן ביותר</text:span></text:p>
      <text:p text:style-name="P14">נתונים שני אנשים ו-m חפצים. יש למצוא חלוקה ללא-קנאה ויעילה-פארטו של החפצים, כך שמספר <text:span text:style-name="T13">החפצים ה"נחתכים" (או נשארים בבעלות משותפת)</text:span> הוא הקטן ביותר האפשרי. </text:p>
      <text:p text:style-name="P13"><text:span text:style-name="T11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1">https://en.wikipedia.org/wiki/Partition_problem</text:span></text:a><text:span text:style-name="T11">.</text:span></text:p>
      <text:p text:style-name="P14">ב. הוכיחו, שאם <text:span text:style-name="T12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10"/>
      <text:p text:style-name="Heading_20_2">* שאלה <text:span text:style-name="T14">5: תיכנות – </text:span><text:span text:style-name="T30">יצירת גרף הקנאה</text:span></text:p>
      <text:p text:style-name="P20">נתונה המחלקה הבאה:</text:p>
      <text:p text:style-name="P24">class Agent:</text:p>
      <text:p text:style-name="P24"><text:tab/><text:span text:style-name="T8">def </text:span>item_value(item_index:int)→float: ...</text:p>
      <text:p text:style-name="P26">המחלקה מייצגת שחקן המשתתף במשחק חלוקה הוגנת. יש בה פונקציה אחת המתארת את הערך שהשחקן מייחס לחפץ שהאינדקס שלו הוא item_index.</text:p>
      <text:p text:style-name="P21"><text:span text:style-name="T36">כיתבו פונקציה</text:span><text:span text:style-name="T34"> </text:span><text:span text:style-name="T35">המייצרת את גרף הקנאה בחלוקה נתונה. </text:span></text:p>
      <text:p text:style-name="P25"><text:span text:style-name="T9">def </text:span><text:span text:style-name="T35">envy_graph</text:span><text:span text:style-name="T36">(agents:</text:span><text:span text:style-name="T9">List[Agent]</text:span><text:span text:style-name="T36">, bundles:</text:span><text:span text:style-name="T9">List[</text:span><text:span text:style-name="T38">List[</text:span><text:span text:style-name="T39">int</text:span><text:span text:style-name="T9">]</text:span><text:span text:style-name="T38">]</text:span><text:span text:style-name="T36">)</text:span><text:span text:style-name="T9">: ...</text:span></text:p>
      <text:p text:style-name="P27">הפרמטר agents הוא מערך בגודל n המייצג את השחקנים.</text:p>
      <text:p text:style-name="P28">הפרמטר bundles הוא מערך באותו גודל - n - המייצג את החלוקה: bundle[i] הוא אוסף אינדקסי החפצים שמקבל שחקן i.</text:p>
      <text:p text:style-name="P29">הפונקציה מחזירה גרף של הספריה <text:span text:style-name="T21">networkx </text:span><text:span text:style-name="T26">של פייתון.</text:span></text:p>
      <text:p text:style-name="P30">הדגימו את הפונקציה שלכם על מספר קלטים מעניינים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20T03:29:42.534000000</dc:date>
    <meta:editing-duration>P11DT22H52M27S</meta:editing-duration>
    <meta:editing-cycles>1488</meta:editing-cycles>
    <meta:document-statistic meta:table-count="0" meta:image-count="0" meta:object-count="0" meta:page-count="2" meta:paragraph-count="40" meta:word-count="496" meta:character-count="2818" meta:non-whitespace-character-count="2360"/>
  </office:meta>
</office:document-meta>
</file>